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roman" style:name="Times New Roman" svg:font-family="'Times New Roman'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2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2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b3f7e" style:font-name="Times New Roman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b3f7e" style:font-name="Times New Roman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b3f7e" style:font-name="Times New Roman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text-properties officeooo:paragraph-rsid="001b3f7e"/>
    </style:style>
    <style:style style:family="paragraph" style:name="P11" style:parent-style-name="Standard">
      <style:paragraph-properties fo:text-align="end" style:justify-single-word="fals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3f7e" style:font-name="Arial" style:font-size-asian="10pt" style:font-size-complex="10pt"/>
    </style:style>
    <style:style style:family="paragraph" style:name="P13" style:parent-style-name="UrbanBody">
      <style:text-properties fo:font-size="12pt" style:font-name="Times New Roman2" style:font-size-asian="12pt" style:font-size-complex="12pt"/>
    </style:style>
    <style:style style:family="paragraph" style:list-style-name="L1" style:name="P14" style:parent-style-name="UrbanBody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2pt" fo:font-style="normal" fo:font-weight="normal" fo:language="fr" fo:letter-spacing="normal" officeooo:rsid="0084aa93" style:font-name="Times New Roman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8">
      <style:text-properties fo:font-size="12pt" fo:font-style="normal" fo:font-weight="normal" officeooo:rsid="0084aa93" style:font-name="Times New Roman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Signaletic()&quot;">mailed_data.getSignaletic()</text:conditional-text></text:span><text:span text:style-name="T4"><text:s/></text:span><text:span text:style-name="T3"><text:conditional-text text:condition="ooow:&quot;view.do_mailing()&quot;" text:string-value-if-false="" text:string-value-if-true="&quot;None&quot;">None</text:conditional-text></text:span><text:span text:style-name="T4"><text:s/></text:span><text:span text:style-name="T3"><text:conditional-text text:condition="ooow:&quot;view.do_mailing()&quot;" text:string-value-if-false="" text:string-value-if-true="&quot;None&quot;">None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P13"/>
      <text:p text:style-name="UrbanBody"/>
      <text:p text:style-name="UrbanBody"><office:annotation><dc:creator>Gauthier Bastien</dc:creator><dc:date>2011-02-16T16:12:24</dc:date><text:p text:style-name="P15">do text if len(self.getApplicants()) &gt; 1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do text if not len(self.getApplicants()) &gt; 1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do text if len(self.getApplicants()) &gt; 1</text:p></office:annotation>ont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do text if not len(self.getApplicants()) &gt; 1</text:p></office:annotation>a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do text if len(self.getInvestigationArticles()) &gt; 1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do text if len(self.getInvestigationArticles()) == 1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778055454">
          <text:list-item>
            <text:p text:style-name="P14"><office:annotation><dc:creator>Stéphan Geulette</dc:creator><dc:date>2011-04-11T21:05:37</dc:date><text:p text:style-name="P15">do section- for article in self.getInvestigationArticles()</text:p></office:annotation><text:span text:style-name="T5"><text:s/></text:span><text:span text:style-name="T5"><office:annotation><dc:creator>Stéphan Geulette</dc:creator><dc:date>2011-04-11T13:26:13</dc:date><text:p text:style-name="P15">do text</text:p><text:p text:style-name="P15">from xhtml(self.portal_urban.decorateHTML('UrbanBody',self.getTerm('investigationarticles', article).getFormattedDescription()))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do text if urbanEventObj.getClaimsDate()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do text if urbanEventObj.getExplanationsDate()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55:56.137612574</dc:date>
    <dc:language>fr-FR</dc:language>
    <meta:editing-cycles>94</meta:editing-cycles>
    <meta:editing-duration>P1DT20H30M58S</meta:editing-duration>
    <meta:document-statistic meta:table-count="1" meta:image-count="0" meta:object-count="0" meta:page-count="2" meta:paragraph-count="25" meta:word-count="323" meta:character-count="2620" meta:non-whitespace-character-count="2357"/>
    <meta:user-defined meta:name="Info 1"/>
    <meta:user-defined meta:name="Info 2"/>
    <meta:user-defined meta:name="Info 3"/>
    <meta:user-defined meta:name="Info 4"/>
  </office:meta>
</office:document-meta>
</file>